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Patter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Pattern.output( OutputStream stream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4">
            <text:p text:style-name="Table_20_Contents">24</text:p>
          </table:table-cell>
          <table:table-cell office:value-type="float" office:value="97">
            <text:p text:style-name="Table_20_Contents">97</text:p>
          </table:table-cell>
        </table:table-row>
        <table:table-row>
          <table:table-cell office:value-type="string">
            <text:p text:style-name="Table_20_Contents">PDFPattern.PDFPattern( PDFResources theResources , int thePatternType , int thePaintType , int theTilingType , List theBBox , double theXStep , double theYStep , List theMatrix , List theXUID , StringBuffer thePatternData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DFPattern.equals( Object obj )</text:p>
          </table:table-cell>
          <table:table-cell office:value-type="float" office:value="33">
            <text:p text:style-name="Table_20_Contents">33</text:p>
          </table:table-cell>
          <table:table-cell office:value-type="float" office:value="32">
            <text:p text:style-name="Table_20_Contents">32</text:p>
          </table:table-cell>
          <table:table-cell office:value-type="float" office:value="84">
            <text:p text:style-name="Table_20_Contents">8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DFPattern.setNam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DFPattern.toPD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DFPattern.PDFPattern( int thePatternType , PDFShading theShading , List theXUID , StringBuffer theExtGState , List theMatr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DFPattern.getColorSpaceOut( boolean fillNotStrok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